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1/meta.xml" manifest:media-type="text/xml"/>
  <manifest:file-entry manifest:full-path="Object1/content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F000000022BFF329E4338B332F.png" manifest:media-type="image/png"/>
  <manifest:file-entry manifest:full-path="Pictures/10000000000002F00000003D0121DA8285A8058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 loext:decorative="false"/>
    </style:style>
    <style:style style:name="pr1" style:family="presentation" style:parent-style-name="Classy_5f_Red-title">
      <style:graphic-properties draw:auto-grow-height="true" fo:min-height="7.6cm" loext:decorative="false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 loext:decorative="false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Classy_5f_Red1-outline1">
      <style:graphic-properties fo:min-height="7.969cm" loext:decorative="false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Classy_5f_Red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Classy_5f_Red1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7243a"/>
      <style:paragraph-properties fo:text-align="center" style:writing-mode="lr-tb"/>
    </style:style>
    <style:style style:name="P6" style:family="paragraph">
      <loext:graphic-properties draw:fill="solid" draw:fill-color="#edad0b"/>
      <style:paragraph-properties fo:text-align="center" style:writing-mode="lr-tb"/>
    </style:style>
    <style:style style:name="P7" style:family="paragraph">
      <loext:graphic-properties draw:fill="solid" draw:fill-color="#009f8c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izza Day Fun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By</text:p>
            <text:p>Peter Darien Fox</text:p>
            <text:p/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n exciting slide (or not)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2">This page intentionally left blan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 presentation:user-transformed="true">
          <draw:text-box>
            <text:p text:style-name="P2"><text:span text:style-name="T1">What’s a Preso without a table or two?</text:span></text:p>
          </draw:text-box>
        </draw:frame>
        <draw:frame draw:style-name="gr2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5" draw:layer="layout" svg:width="7.6cm" svg:height="6cm" svg:x="3.2cm" svg:y="6cm">
          <text:p text:style-name="P4">Lets<text:tab/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7.8cm" svg:height="6cm" svg:x="10.2cm" svg:y="6cm">
          <text:p text:style-name="P4">G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7.304cm" svg:y="6cm">
          <text:p text:style-name="P4">Moving!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8">Obligatory graph to prove a point.</text:p>
          </draw:text-box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 loext:decorative="false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.614cm" svg:x="0cm" svg:y="14.18cm">
        <draw:image xlink:href="Pictures/10000000000002F00000003D0121DA8285A80581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BFF329E4338B332F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0.9cm" svg:x="0.017cm" svg:y="0cm">
        <draw:image xlink:href="Pictures/10000000000002F000000022BFF329E4338B332F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BFF329E4338B332F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17:13:55.803175610</meta:creation-date>
    <meta:editing-duration>PT11M24S</meta:editing-duration>
    <meta:editing-cycles>7</meta:editing-cycles>
    <meta:generator>LibreOffice/7.6.3.2$OpenBSD_X86_64 LibreOffice_project/60$Build-2</meta:generator>
    <dc:title>Classy Red</dc:title>
    <meta:initial-creator>Ian Darwin</meta:initial-creator>
    <dc:date>2024-01-09T18:49:18.727694635</dc:date>
    <meta:document-statistic meta:object-count="59"/>
  </office:meta>
</office:document-meta>
</file>

<file path=Object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:coordinate-region svg:x="1.148cm" svg:y="0.398cm" svg:width="23.533cm" svg:height="9.21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OpenBSD_X86_64 LibreOffice_project/60$Build-2</meta:generator>
  </office:meta>
</office:document-meta>
</file>

<file path=Object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